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08a29e" officeooo:paragraph-rsid="0008a29e"/>
    </style:style>
    <style:style style:name="P2" style:family="paragraph" style:parent-style-name="Standard">
      <style:text-properties style:text-position="0% 100%" officeooo:rsid="0008a29e" officeooo:paragraph-rsid="000a2541"/>
    </style:style>
    <style:style style:name="P3" style:family="paragraph" style:parent-style-name="Standard">
      <style:text-properties style:text-position="0% 100%" style:font-name="Liberation Serif" officeooo:rsid="0008a29e" officeooo:paragraph-rsid="0008a29e"/>
    </style:style>
    <style:style style:name="P4" style:family="paragraph" style:parent-style-name="Standard">
      <style:text-properties style:text-position="0% 100%" style:font-name="Liberation Serif" officeooo:rsid="0008a29e" officeooo:paragraph-rsid="000baa08"/>
    </style:style>
    <style:style style:name="P5" style:family="paragraph" style:parent-style-name="Standard">
      <style:text-properties style:text-position="0% 100%" style:font-name="Liberation Serif" officeooo:rsid="000a2541" officeooo:paragraph-rsid="000a2541"/>
    </style:style>
    <style:style style:name="P6" style:family="paragraph" style:parent-style-name="Standard">
      <style:text-properties style:text-position="0% 100%" style:font-name="Liberation Serif" officeooo:rsid="000a2541" officeooo:paragraph-rsid="000baa08"/>
    </style:style>
    <style:style style:name="P7" style:family="paragraph" style:parent-style-name="Standard">
      <style:text-properties style:text-position="0% 100%" officeooo:rsid="0008a29e" officeooo:paragraph-rsid="000baa08"/>
    </style:style>
    <style:style style:name="P8" style:family="paragraph" style:parent-style-name="Standard">
      <style:text-properties officeooo:paragraph-rsid="000baa08"/>
    </style:style>
    <style:style style:name="T1" style:family="text">
      <style:text-properties officeooo:rsid="0008a29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8a29e"/>
    </style:style>
    <style:style style:name="T4" style:family="text">
      <style:text-properties style:text-position="sub 58%" style:font-name="Liberation Serif"/>
    </style:style>
    <style:style style:name="T5" style:family="text">
      <style:text-properties style:text-position="sub 58%" style:font-name="Liberation Serif" officeooo:rsid="000a2541"/>
    </style:style>
    <style:style style:name="T6" style:family="text">
      <style:text-properties style:text-position="sub 58%" style:font-name="Liberation Serif" officeooo:rsid="000baa08"/>
    </style:style>
    <style:style style:name="T7" style:family="text">
      <style:text-properties style:text-position="0% 100%" officeooo:rsid="000a2541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0a2541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a2541"/>
    </style:style>
    <style:style style:name="T12" style:family="text">
      <style:text-properties style:font-name="Liberation Serif" officeooo:rsid="000baa08"/>
    </style:style>
    <style:style style:name="T13" style:family="text">
      <style:text-properties officeooo:rsid="000a2541"/>
    </style:style>
    <style:style style:name="T14" style:family="text">
      <style:text-properties officeooo:rsid="000baa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seudoc<text:span text:style-name="T1">ó</text:span>digo com aceleração <text:span text:style-name="T1">de MMQ</text:span></text:p>
      <text:p text:style-name="Standard">escolher xo, <text:span text:style-name="T13">precisão</text:span> e inicio da aceleração</text:p>
      <text:p text:style-name="Standard"/>
      <text:p text:style-name="Standard">para k &gt;= 1:</text:p>
      <text:p text:style-name="Standard"><text:tab/>y<text:span text:style-name="T2">k</text:span> = A.<text:span text:style-name="T1">x</text:span><text:span text:style-name="T3">k</text:span></text:p>
      <text:p text:style-name="P1"><text:tab/>x<text:span text:style-name="T2">k</text:span> = y<text:span text:style-name="T2">k </text:span>/ || y<text:span text:style-name="T2">k </text:span>||</text:p>
      <text:p text:style-name="P1"><text:tab/>se k&gt;= inicio da aceleração:</text:p>
      <text:p text:style-name="P1"><text:tab/><text:tab/><text:span text:style-name="T8">λc</text:span><text:span text:style-name="T4">k</text:span><text:span text:style-name="T10"> = </text:span><text:span text:style-name="T4"><text:s/></text:span><text:span text:style-name="T10">MMQ com os ultimos 5 <text:s/></text:span><text:span text:style-name="T8">λ</text:span><text:span text:style-name="T4">k </text:span><text:span text:style-name="T10">de y, e as ultimas 5 iterações de x</text:span></text:p>
      <text:p text:style-name="P1"><text:span text:style-name="T8"><text:tab/>λ</text:span><text:span text:style-name="T4">k</text:span><text:span text:style-name="T10"> = || y</text:span><text:span text:style-name="T4">k </text:span><text:span text:style-name="T10">||</text:span></text:p>
      <text:p text:style-name="P1"/>
      <text:p text:style-name="P3"><text:tab/>se k &gt;=2:</text:p>
      <text:p text:style-name="P3"><text:tab/><text:tab/>se k&gt; inicio da aceleração:</text:p>
      <text:p text:style-name="P2"><text:span text:style-name="T10"><text:tab/><text:tab/><text:tab/></text:span><text:span text:style-name="T11">erro = </text:span><text:span text:style-name="T10">| <text:s/>(</text:span><text:span text:style-name="T8">λ</text:span><text:span text:style-name="T9">c</text:span><text:span text:style-name="T4">k</text:span><text:span text:style-name="T10"> – </text:span><text:span text:style-name="T8">λ</text:span><text:span text:style-name="T9">c</text:span><text:span text:style-name="T4">k-1</text:span><text:span text:style-name="T10">) </text:span><text:span text:style-name="T11">| </text:span><text:span text:style-name="T10">/ </text:span><text:span text:style-name="T11">|</text:span><text:span text:style-name="T8">λ</text:span><text:span text:style-name="T9">c</text:span><text:span text:style-name="T4">k</text:span><text:span text:style-name="T11">|</text:span></text:p>
      <text:p text:style-name="Standard"><text:span text:style-name="T3"><text:tab/><text:tab/></text:span><text:span text:style-name="T7">senão:</text:span></text:p>
      <text:p text:style-name="P2"><text:span text:style-name="T11"><text:tab/><text:tab/><text:tab/>erro = | <text:s/>(</text:span><text:span text:style-name="T9">λ</text:span><text:span text:style-name="T5">k</text:span><text:span text:style-name="T11"> – </text:span><text:span text:style-name="T9">λ</text:span><text:span text:style-name="T5">k-1</text:span><text:span text:style-name="T11">) | / |</text:span><text:span text:style-name="T9">λ</text:span><text:span text:style-name="T5">k</text:span><text:span text:style-name="T11">|</text:span></text:p>
      <text:p text:style-name="P5"><text:tab/><text:tab/></text:p>
      <text:p text:style-name="P5"><text:tab/><text:tab/>se erro &lt; precisão:</text:p>
      <text:p text:style-name="P5"><text:tab/><text:tab/><text:tab/>Parar Loo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seudoc<text:span text:style-name="T1">ó</text:span>digo com aceleração <text:span text:style-name="T1">de </text:span><text:span text:style-name="T14">Aitken</text:span></text:p>
      <text:p text:style-name="P8">escolher xo, <text:span text:style-name="T13">precisão</text:span> e inicio da aceleração</text:p>
      <text:p text:style-name="P8"/>
      <text:p text:style-name="P8">para k &gt;= 1:</text:p>
      <text:p text:style-name="P8"><text:tab/>y<text:span text:style-name="T2">k</text:span> = A.<text:span text:style-name="T1">x</text:span><text:span text:style-name="T3">k</text:span></text:p>
      <text:p text:style-name="P7"><text:tab/>x<text:span text:style-name="T2">k</text:span> = y<text:span text:style-name="T2">k </text:span>/ || y<text:span text:style-name="T2">k </text:span>||</text:p>
      <text:p text:style-name="P7"><text:tab/>se k&gt;= inicio da aceleração:</text:p>
      <text:p text:style-name="P7"><text:tab/><text:tab/><text:span text:style-name="T8">λc</text:span><text:span text:style-name="T4">k</text:span><text:span text:style-name="T10"> = </text:span><text:span text:style-name="T4"><text:s/></text:span><text:span text:style-name="T12">Aplicar Aitken</text:span></text:p>
      <text:p text:style-name="P7"><text:span text:style-name="T8"><text:tab/>λ</text:span><text:span text:style-name="T4">k</text:span><text:span text:style-name="T10"> = || y</text:span><text:span text:style-name="T4">k </text:span><text:span text:style-name="T10">||</text:span></text:p>
      <text:p text:style-name="P7"/>
      <text:p text:style-name="P4"><text:tab/>se k &gt;=2:</text:p>
      <text:p text:style-name="P4"><text:tab/><text:tab/>se k&gt; inicio da aceleração:</text:p>
      <text:p text:style-name="P7"><text:span text:style-name="T10"><text:tab/><text:tab/><text:tab/></text:span><text:span text:style-name="T11">erro = </text:span><text:span text:style-name="T10">| <text:s/>(</text:span><text:span text:style-name="T8">λ</text:span><text:span text:style-name="T9">c</text:span><text:span text:style-name="T4">k</text:span><text:span text:style-name="T10"> – </text:span><text:span text:style-name="T8">λ</text:span><text:span text:style-name="T9">c</text:span><text:span text:style-name="T4">k-1</text:span><text:span text:style-name="T10">) </text:span><text:span text:style-name="T11">| </text:span><text:span text:style-name="T10">/ </text:span><text:span text:style-name="T11">|</text:span><text:span text:style-name="T8">λ</text:span><text:span text:style-name="T9">c</text:span><text:span text:style-name="T4">k</text:span><text:span text:style-name="T11">|</text:span></text:p>
      <text:p text:style-name="P8"><text:span text:style-name="T3"><text:tab/><text:tab/></text:span><text:span text:style-name="T7">senão:</text:span></text:p>
      <text:p text:style-name="P7"><text:span text:style-name="T11"><text:tab/><text:tab/><text:tab/>erro = | <text:s/>(</text:span><text:span text:style-name="T9">λ</text:span><text:span text:style-name="T5">k</text:span><text:span text:style-name="T11"> – </text:span><text:span text:style-name="T9">λ</text:span><text:span text:style-name="T5">k-1</text:span><text:span text:style-name="T11">) | / |</text:span><text:span text:style-name="T9">λ</text:span><text:span text:style-name="T5">k</text:span><text:span text:style-name="T11">|</text:span></text:p>
      <text:p text:style-name="P6"><text:tab/><text:tab/></text:p>
      <text:p text:style-name="P6"><text:tab/><text:tab/>se erro &lt; precisão:</text:p>
      <text:p text:style-name="P6"><text:tab/><text:tab/><text:tab/>Parar Loop</text:p>
      <text:p text:style-name="P6"/>
      <text:p text:style-name="P6"/>
      <text:p text:style-name="P6"/>
      <text:p text:style-name="P6"/>
      <text:p text:style-name="P6"><text:soft-page-break/>Pseudoc<text:span text:style-name="T1">ó</text:span>digo </text:p>
      <text:p text:style-name="P8">escolher xo, <text:span text:style-name="T13">precisão</text:span> e inicio da aceleração</text:p>
      <text:p text:style-name="P8"/>
      <text:p text:style-name="P8">para k &gt;= 1:</text:p>
      <text:p text:style-name="P8"><text:tab/>y<text:span text:style-name="T2">k</text:span> = A.<text:span text:style-name="T1">x</text:span><text:span text:style-name="T3">k</text:span></text:p>
      <text:p text:style-name="P7"><text:tab/>x<text:span text:style-name="T2">k</text:span> = y<text:span text:style-name="T2">k </text:span>/ || y<text:span text:style-name="T2">k </text:span>||</text:p>
      <text:p text:style-name="P7"><text:span text:style-name="T8"><text:tab/>λ</text:span><text:span text:style-name="T4">k</text:span><text:span text:style-name="T10"> = || y</text:span><text:span text:style-name="T4">k </text:span><text:span text:style-name="T10">||</text:span></text:p>
      <text:p text:style-name="P7"/>
      <text:p text:style-name="P4"><text:tab/>se k &gt;=2:</text:p>
      <text:p text:style-name="P7"><text:span text:style-name="T10"><text:tab/><text:tab/></text:span><text:span text:style-name="T11">erro = | <text:s/>(</text:span><text:span text:style-name="T9">λ</text:span><text:span text:style-name="T5">k</text:span><text:span text:style-name="T11"> – </text:span><text:span text:style-name="T9">λ</text:span><text:span text:style-name="T5">k-1</text:span><text:span text:style-name="T11">) | / |</text:span><text:span text:style-name="T9">λ</text:span><text:span text:style-name="T5">k</text:span><text:span text:style-name="T11">|</text:span></text:p>
      <text:p text:style-name="P6"><text:tab/><text:tab/></text:p>
      <text:p text:style-name="P6"><text:tab/><text:tab/>se erro &lt; precisão:</text:p>
      <text:p text:style-name="P6"><text:tab/><text:tab/><text:tab/>Parar Loop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9T13:18:16.596482013</meta:creation-date>
    <dc:date>2023-12-19T13:35:51.797783329</dc:date>
    <meta:editing-duration>PT5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3" meta:word-count="199" meta:character-count="913" meta:non-whitespace-character-count="679"/>
  </office:meta>
</office:document-meta>
</file>